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06-0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3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3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3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3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3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4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4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4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4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5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5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5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5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6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6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6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6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6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7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7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7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7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8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8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8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8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9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9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9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9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9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10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10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10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10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1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1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1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11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1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1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1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1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12-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3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3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3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3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3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4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4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4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4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5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5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5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5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6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6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6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6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6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7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7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7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7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8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8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8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8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8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9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9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9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9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10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10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10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10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1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1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1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1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11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1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1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1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12-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3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3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3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3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3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4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4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4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4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5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5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5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5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5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6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6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6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6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7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7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7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7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8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8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8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8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8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9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9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9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9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10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10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10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10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1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1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1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1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11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1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1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1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12-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3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3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3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3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4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4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4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4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5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5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5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5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5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6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6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6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6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7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7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7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7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7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8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8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8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8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9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9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9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9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10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1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1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1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11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1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1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1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12-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3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3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3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3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4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4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4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4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4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5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5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5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5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6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6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6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6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7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7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7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7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7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8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8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8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8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9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9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9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9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10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10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10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10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10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1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1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1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11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1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1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1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1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12-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03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3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03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03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4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4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4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4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4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5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5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5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5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6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6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6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6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1-07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8-07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5-07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2-07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9-07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8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8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8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8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9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9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9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9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9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10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10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10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10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4-1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1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8-1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5-11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1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1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1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1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12-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6-0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0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0-0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7-0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3-03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0-03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7-03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4-03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1-03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4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4-04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1-04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8-04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5-05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2-05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9-05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6-05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2-06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9-06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6-06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23-06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0-06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07-07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14-07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1-07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8-07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4-08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1-08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18-08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25-08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1-0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8-0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15-0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22-0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9-0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06-10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13-10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-10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7-10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3-1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0-1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17-1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4-11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1-1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8-1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5-1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2-1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9-12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MBAI</text:p>
          </table:table-cell>
          <table:table-cell office:value-type="float" office:value="450" calcext:value-type="float">
            <text:p>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5:06:51.575217588</meta:creation-date>
    <dc:date>2017-03-09T05:08:29.906885201</dc:date>
    <meta:editing-duration>PT1M38S</meta:editing-duration>
    <meta:editing-cycles>1</meta:editing-cycles>
    <meta:document-statistic meta:table-count="1" meta:cell-count="1468" meta:object-count="0"/>
    <meta:generator>LibreOffice/4.4.7.2$Linux_X86_64 LibreOffice_project/40$Build-2</meta:generator>
  </office:meta>
</office:document-meta>
</file>